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3edaf" officeooo:paragraph-rsid="00006a6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1ff047" officeooo:paragraph-rsid="00006a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1e5b58" officeooo:paragraph-rsid="00006a6a" style:font-size-asian="12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language="pl" fo:country="PL" fo:font-weight="bold" officeooo:rsid="001e5b58" officeooo:paragraph-rsid="00006a6a" style:font-size-asian="16pt" style:font-weight-asian="bold" style:font-size-complex="16pt" style:font-weight-complex="bold"/>
    </style:style>
    <style:style style:name="T1" style:family="text">
      <style:text-properties officeooo:rsid="00254284"/>
    </style:style>
    <style:style style:name="T2" style:family="text">
      <style:text-properties officeooo:rsid="0031eea3"/>
    </style:style>
    <style:style style:name="T3" style:family="text">
      <style:text-properties officeooo:rsid="001ff047"/>
    </style:style>
    <style:style style:name="T4" style:family="text">
      <style:text-properties officeooo:rsid="00304fc7"/>
    </style:style>
    <style:style style:name="T5" style:family="text">
      <style:text-properties officeooo:rsid="0030ccb4"/>
    </style:style>
    <style:style style:name="T6" style:family="text">
      <style:text-properties officeooo:rsid="00317c49"/>
    </style:style>
    <style:style style:name="T7" style:family="text">
      <style:text-properties officeooo:rsid="002077b0"/>
    </style:style>
    <style:style style:name="T8" style:family="text">
      <style:text-properties fo:font-style="italic" officeooo:rsid="002077b0" style:font-style-asian="italic" style:font-style-complex="italic"/>
    </style:style>
    <style:style style:name="T9" style:family="text">
      <style:text-properties officeooo:rsid="00335724"/>
    </style:style>
    <style:style style:name="T10" style:family="text">
      <style:text-properties fo:language="pl" fo:country="PL" officeooo:rsid="00317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Wstęp</text:p>
      <text:p text:style-name="P3">Wraz z postępem technologicznym w wielu dziedzinach, powstają zarówno nowe możliwości jak i problemy towarzyszące człowiekowi. Wszelakie możliwości komunikowania się, <text:span text:style-name="T3">zakładania biznesu, promowania swoich prac ewoluowały z biegiem czasu, w końcu ku jeszcze skuteczniejszemu ułatwieniu dotarcia do szerszej rzeszy potencjalnych odbiorców czy wspólników powstały portale społecznościowe mające na celu skupiać ludzi oraz umożliwić komunikację w sposób bezpośredni. </text:span><text:span text:style-name="T4">Tego typu rozwiązanie </text:span><text:span text:style-name="T5">w znacznie szybkim tempie zyskiwało swoich adresatów, głównie za sprawą </text:span><text:span text:style-name="T6">swojej wielofunkcyjności, co w ówczesnych czasach stanowiło dla nich ułatwienie. Nie musieli już oni wyposażać swoich urządzeń w mnogą ilość aplikacji desktopowych. Nowe portale zezwalały na pracę z poziomu przeglądarki internetowej. Dodatkowo, użytkownicy zyskali wiele nowych możliwości komunikacji z innymi, np. poprzez udostępnianie postów, czyli krótkich wiadomości, które mógł zobaczyć każdy na stronie głównej.</text:span></text:p>
      <text:p text:style-name="P2">Celem pracy jest stworzenie portalu społecznościowego przeznaczonego dla inwestorów giełdowych oraz osób zawierających transakcje na <text:span text:style-name="T7">walutach wirtualnych (ang. </text:span><text:span text:style-name="T8">cryptocurrencies</text:span><text:span text:style-name="T7">). Głównym założeniem wyżej wymienionej aplikacji jest umożliwienie tejże grupie ludzi bezpośrednią komunikację między sobą, dzielenie się informacjami, śledzenie bieżących informacji na temat ekonomii powiązanej z tematem pracy, </text:span><text:span text:style-name="T6">przydatnej podczas podejmowania decyzji na rynkach finansowych</text:span><text:span text:style-name="T7">, a także dokonywanie transakcji: zarówno operacje na akcjach poszczególnych spółek, jak i na walutach wirtualnych z</text:span><text:span text:style-name="T1">na</text:span><text:span text:style-name="T7">nych powszechnie jako kryptowaluty. </text:span><text:span text:style-name="T2">Nie można pominąć w tym celu zabe</text:span><text:span text:style-name="T9">z</text:span><text:span text:style-name="T2">pieczenia płatności.</text:span><text:span text:style-name="T7"> </text:span><text:span text:style-name="T6">Ważnym aspektem jest także przechowywanie nabytych instrumentów, a także ich porządkowanie. </text:span></text:p>
      <text:p text:style-name="P1">Praca została podzielona na cztery części odnoszące się stricte do całego procesu wytwarzania aplikacji internetowych. Rozdział drugi skupia się na opisie technologii wykorzystanych do implementacji oprogramowania. W rozdziale trzecim zawarty jest opis projektu syste<text:span text:style-name="T1">m</text:span>u pod względem założeń, struktury warstw, na których dana aplikacja się opiera, projektu bazy danych <text:span text:style-name="T1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 </text:span><text:span text:style-name="T2">Całą pracę zamyka część poświęcona wnioskom na temat wytworzonego systemu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0-26T16:37:12.980000000</dc:date>
    <meta:editing-duration>PT6M48S</meta:editing-duration>
    <meta:editing-cycles>1</meta:editing-cycles>
    <meta:document-statistic meta:table-count="0" meta:image-count="0" meta:object-count="0" meta:page-count="1" meta:paragraph-count="4" meta:word-count="307" meta:character-count="2497" meta:non-whitespace-character-count="2193"/>
  </office:meta>
</office:document-meta>
</file>